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ggestMethodMapper.SuggestMethodMapper( TagAttribute attribu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ggestMethodRule.applyRule( String name , TagAttribute attribute , MetadataTarget metadata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uggestMethodMapper.applyMetadata( FaceletContext ctx , Object 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